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706cm" fo:margin-left="-0.912cm" fo:margin-right="0.208cm" fo:margin-top="0cm" fo:margin-bottom="0cm" table:align="margins" style:writing-mode="lr-tb"/>
    </style:style>
    <style:style style:name="Tableau1.A" style:family="table-column">
      <style:table-column-properties style:column-width="6.218cm" style:rel-column-width="3525*"/>
    </style:style>
    <style:style style:name="Tableau1.B" style:family="table-column">
      <style:table-column-properties style:column-width="2.134cm" style:rel-column-width="1210*"/>
    </style:style>
    <style:style style:name="Tableau1.C" style:family="table-column">
      <style:table-column-properties style:column-width="8.354cm" style:rel-column-width="4736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A2" style:family="table-cell">
      <style:table-cell-properties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au1.A9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.A16" style:family="table-cell">
      <style:table-cell-properties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Tableau1.A17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color="#ff0000"/>
    </style:style>
    <style:style style:name="P4" style:family="paragraph" style:parent-style-name="List_20_Paragraph">
      <style:paragraph-properties fo:margin-top="0cm" fo:margin-bottom="0cm" fo:line-height="100%"/>
      <style:text-properties fo:color="#ff0000"/>
    </style:style>
    <style:style style:name="P5" style:family="paragraph" style:parent-style-name="List_20_Paragraph">
      <style:paragraph-properties fo:margin-left="0.305cm" fo:margin-right="0cm" fo:margin-top="0cm" fo:margin-bottom="0cm" fo:line-height="100%" fo:text-indent="0cm" style:auto-text-indent="false"/>
      <style:text-properties fo:color="#ff0000"/>
    </style:style>
    <style:style style:name="P6" style:family="paragraph" style:parent-style-name="List_20_Paragraph">
      <style:paragraph-properties fo:margin-left="0.448cm" fo:margin-right="0cm" fo:margin-top="0cm" fo:margin-bottom="0cm" fo:line-height="100%" fo:text-indent="0cm" style:auto-text-indent="false"/>
      <style:text-properties fo:color="#ff0000"/>
    </style:style>
    <style:style style:name="P7" style:family="paragraph" style:parent-style-name="List_20_Paragraph">
      <style:paragraph-properties fo:margin-left="0.448cm" fo:margin-right="0cm" fo:margin-top="0cm" fo:margin-bottom="0cm" fo:line-height="100%" fo:text-indent="0cm" style:auto-text-indent="false"/>
    </style:style>
    <style:style style:name="P8" style:family="paragraph" style:parent-style-name="List_20_Paragraph">
      <style:paragraph-properties fo:margin-left="0.448cm" fo:margin-right="0cm" fo:margin-top="0cm" fo:margin-bottom="0cm" fo:line-height="100%" fo:text-align="center" style:justify-single-word="false" fo:text-indent="0cm" style:auto-text-indent="false"/>
    </style:style>
    <style:style style:name="P9" style:family="paragraph" style:parent-style-name="List_20_Paragraph">
      <style:paragraph-properties fo:margin-left="0cm" fo:margin-right="0cm" fo:margin-top="0cm" fo:margin-bottom="0cm" fo:line-height="100%" fo:text-indent="0cm" style:auto-text-indent="false"/>
    </style:style>
    <style:style style:name="P10" style:family="paragraph" style:parent-style-name="List_20_Paragraph">
      <style:paragraph-properties fo:margin-left="0.556cm" fo:margin-right="0cm" fo:margin-top="0cm" fo:margin-bottom="0cm" fo:line-height="100%" fo:text-indent="0cm" style:auto-text-indent="false"/>
      <style:text-properties fo:color="#ff0000"/>
    </style:style>
    <style:style style:name="P11" style:family="paragraph" style:parent-style-name="List_20_Paragraph">
      <style:paragraph-properties fo:margin-left="0.833cm" fo:margin-right="0cm" fo:margin-top="0cm" fo:margin-bottom="0cm" fo:line-height="100%" fo:text-indent="0cm" style:auto-text-indent="false"/>
      <style:text-properties fo:color="#ff0000"/>
    </style:style>
    <style:style style:name="P12" style:family="paragraph" style:parent-style-name="List_20_Paragraph">
      <style:paragraph-properties fo:margin-left="0.811cm" fo:margin-right="0cm" fo:margin-top="0cm" fo:margin-bottom="0cm" fo:line-height="100%" fo:text-indent="0cm" style:auto-text-indent="false"/>
      <style:text-properties fo:color="#ff0000"/>
    </style:style>
    <style:style style:name="P13" style:family="paragraph" style:parent-style-name="List_20_Paragraph">
      <style:paragraph-properties fo:margin-left="0.811cm" fo:margin-right="0cm" fo:margin-top="0cm" fo:margin-bottom="0cm" fo:line-height="100%" fo:text-indent="0cm" style:auto-text-indent="false"/>
    </style:style>
    <style:style style:name="P14" style:family="paragraph" style:parent-style-name="Standard" style:master-page-name="Standard">
      <style:paragraph-properties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fo:color="#ff0000" fo:font-weight="bold" style:font-weight-asian="bold" style:font-weight-complex="bold"/>
    </style:style>
    <style:style style:name="P17" style:family="paragraph" style:parent-style-name="List_20_Paragraph" style:list-style-name="WWNum5">
      <style:paragraph-properties fo:margin-left="0.305cm" fo:margin-right="0cm" fo:margin-top="0cm" fo:margin-bottom="0cm" fo:line-height="100%" fo:text-indent="-0.305cm" style:auto-text-indent="false"/>
      <style:text-properties fo:color="#ff0000"/>
    </style:style>
    <style:style style:name="P18" style:family="paragraph" style:parent-style-name="List_20_Paragraph" style:list-style-name="WWNum5">
      <style:paragraph-properties fo:margin-left="0.448cm" fo:margin-right="0cm" fo:margin-top="0cm" fo:margin-bottom="0cm" fo:line-height="100%" fo:text-indent="-0.385cm" style:auto-text-indent="false"/>
      <style:text-properties fo:color="#ff0000"/>
    </style:style>
    <style:style style:name="P19" style:family="paragraph" style:parent-style-name="List_20_Paragraph" style:list-style-name="WWNum5">
      <style:paragraph-properties fo:margin-left="0.448cm" fo:margin-right="0cm" fo:margin-top="0cm" fo:margin-bottom="0cm" fo:line-height="100%" fo:text-indent="-0.448cm" style:auto-text-indent="false"/>
      <style:text-properties fo:color="#ff0000"/>
    </style:style>
    <style:style style:name="P20" style:family="paragraph" style:parent-style-name="List_20_Paragraph" style:list-style-name="WWNum7">
      <style:paragraph-properties fo:margin-top="0cm" fo:margin-bottom="0cm" fo:line-height="100%"/>
    </style:style>
    <style:style style:name="P21" style:family="paragraph" style:parent-style-name="List_20_Paragraph" style:list-style-name="WWNum9">
      <style:paragraph-properties fo:margin-top="0cm" fo:margin-bottom="0cm" fo:line-height="100%"/>
    </style:style>
    <style:style style:name="P22" style:family="paragraph" style:parent-style-name="List_20_Paragraph">
      <style:paragraph-properties fo:margin-top="0cm" fo:margin-bottom="0cm" fo:line-height="100%"/>
      <style:text-properties fo:color="#ff0000"/>
    </style:style>
    <style:style style:name="P23" style:family="paragraph" style:parent-style-name="List_20_Paragraph" style:list-style-name="WWNum9">
      <style:paragraph-properties fo:margin-top="0cm" fo:margin-bottom="0cm" fo:line-height="100%"/>
      <style:text-properties fo:color="#ff0000"/>
    </style:style>
    <style:style style:name="P24" style:family="paragraph" style:parent-style-name="List_20_Paragraph" style:list-style-name="WWNum9">
      <style:paragraph-properties fo:margin-top="0cm" fo:margin-bottom="0cm" fo:line-height="100%" fo:background-color="#ffffff">
        <style:background-image/>
      </style:paragraph-properties>
      <style:text-properties fo:color="#ff3333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List_20_Paragraph" style:list-style-name="WWNum9">
      <style:paragraph-properties fo:margin-top="0cm" fo:margin-bottom="0cm" fo:line-height="100%" fo:text-align="start" style:justify-single-word="false" fo:background-color="#ffffff">
        <style:background-image/>
      </style:paragraph-properties>
      <style:text-properties fo:color="#ff3333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color="#ff0000" fo:font-weight="bold" style:font-weight-asian="bold" style:font-weight-complex="bold"/>
    </style:style>
    <style:style style:name="P27" style:family="paragraph" style:parent-style-name="List_20_Paragraph" style:list-style-name="WWNum5">
      <style:paragraph-properties fo:margin-left="0cm" fo:margin-right="0cm" fo:margin-top="0cm" fo:margin-bottom="0cm" fo:line-height="100%" fo:text-indent="0cm" style:auto-text-indent="false"/>
      <style:text-properties fo:color="#ff0000"/>
    </style:style>
    <style:style style:name="P28" style:family="paragraph" style:parent-style-name="List_20_Paragraph">
      <style:paragraph-properties fo:margin-left="0cm" fo:margin-right="0cm" fo:margin-top="0cm" fo:margin-bottom="0cm" fo:line-height="100%" fo:text-indent="0cm" style:auto-text-indent="false" fo:background-color="#ffffff">
        <style:background-image/>
      </style:paragraph-properties>
      <style:text-properties fo:color="#ff3333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List_20_Paragraph" style:list-style-name="WWNum9">
      <style:paragraph-properties fo:margin-left="0.556cm" fo:margin-right="0cm" fo:margin-top="0cm" fo:margin-bottom="0cm" fo:line-height="100%" fo:text-indent="-0.358cm" style:auto-text-indent="false"/>
    </style:style>
    <style:style style:name="P30" style:family="paragraph" style:parent-style-name="List_20_Paragraph" style:list-style-name="WWNum9">
      <style:paragraph-properties fo:margin-left="0.556cm" fo:margin-right="0cm" fo:margin-top="0cm" fo:margin-bottom="0cm" fo:line-height="100%" fo:text-indent="-0.358cm" style:auto-text-indent="false"/>
      <style:text-properties fo:color="#ff0000"/>
    </style:style>
    <style:style style:name="P31" style:family="paragraph" style:parent-style-name="List_20_Paragraph" style:list-style-name="WWNum9">
      <style:paragraph-properties fo:margin-left="0.556cm" fo:margin-right="0cm" fo:margin-top="0cm" fo:margin-bottom="0cm" fo:line-height="100%" fo:text-align="center" style:justify-single-word="false" fo:text-indent="-0.358cm" style:auto-text-indent="false" fo:background-color="#cccccc">
        <style:background-image/>
      </style:paragraph-properties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List_20_Paragraph" style:list-style-name="WWNum9">
      <style:paragraph-properties fo:margin-left="0.556cm" fo:margin-right="0cm" fo:margin-top="0cm" fo:margin-bottom="0cm" fo:line-height="100%" fo:text-align="start" style:justify-single-word="false" fo:text-indent="-0.358cm" style:auto-text-indent="false" fo:background-color="#ffffff">
        <style:background-image/>
      </style:paragraph-properties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List_20_Paragraph" style:list-style-name="WWNum9">
      <style:paragraph-properties fo:margin-left="0.556cm" fo:margin-right="0cm" fo:margin-top="0cm" fo:margin-bottom="0cm" fo:line-height="100%" fo:text-align="center" style:justify-single-word="false" fo:text-indent="-0.358cm" style:auto-text-indent="false" fo:background-color="#ffffff">
        <style:background-image/>
      </style:paragraph-properties>
      <style:text-properties fo:color="#ff3333" fo:font-size="11pt" style:text-underline-style="none" fo:font-weight="bold" style:font-size-asian="11pt" style:font-weight-asian="bold" style:font-size-complex="11pt" style:font-weight-complex="bold"/>
    </style:style>
    <style:style style:name="P34" style:family="paragraph" style:parent-style-name="List_20_Paragraph" style:list-style-name="WWNum9">
      <style:paragraph-properties fo:margin-left="0.556cm" fo:margin-right="0cm" fo:margin-top="0cm" fo:margin-bottom="0cm" fo:line-height="100%" fo:text-align="center" style:justify-single-word="false" fo:text-indent="-0.358cm" style:auto-text-indent="false" fo:background-color="#ffffff">
        <style:background-image/>
      </style:paragraph-properties>
      <style:text-properties fo:color="#660066"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List_20_Paragraph" style:list-style-name="WWNum9">
      <style:paragraph-properties fo:margin-left="0.556cm" fo:margin-right="0cm" fo:margin-top="0cm" fo:margin-bottom="0cm" fo:line-height="100%" fo:text-align="center" style:justify-single-word="false" fo:text-indent="-0.358cm" style:auto-text-indent="false" fo:background-color="#ffffff">
        <style:background-image/>
      </style:paragraph-properties>
      <style:text-properties fo:color="#660066" fo:font-size="11pt" style:text-underline-style="none" fo:font-weight="normal" style:font-size-asian="11pt" style:font-weight-asian="normal" style:font-size-complex="11pt" style:font-weight-complex="normal"/>
    </style:style>
    <style:style style:name="P36" style:family="paragraph" style:parent-style-name="List_20_Paragraph" style:list-style-name="WWNum7">
      <style:paragraph-properties fo:margin-left="0.811cm" fo:margin-right="0cm" fo:margin-top="0cm" fo:margin-bottom="0cm" fo:line-height="100%" fo:text-indent="-0.134cm" style:auto-text-indent="false"/>
    </style:style>
    <style:style style:name="P37" style:family="paragraph" style:parent-style-name="List_20_Paragraph" style:list-style-name="WWNum7">
      <style:paragraph-properties fo:margin-left="0.811cm" fo:margin-right="0cm" fo:margin-top="0cm" fo:margin-bottom="0cm" fo:line-height="100%" fo:text-indent="-0.134cm" style:auto-text-indent="false"/>
      <style:text-properties fo:color="#ff0000"/>
    </style:style>
    <style:style style:name="T1" style:family="text">
      <style:text-properties fo:color="#00b050"/>
    </style:style>
    <style:style style:name="T2" style:family="text">
      <style:text-properties fo:color="#00b050" fo:language="en" fo:country="GB"/>
    </style:style>
    <style:style style:name="T3" style:family="text">
      <style:text-properties style:font-name="Symbol"/>
    </style:style>
    <style:style style:name="T4" style:family="text">
      <style:text-properties fo:color="#ff0000"/>
    </style:style>
    <style:style style:name="T5" style:family="text">
      <style:text-properties fo:color="#ff0000" style:font-name="Wingdings"/>
    </style:style>
    <style:style style:name="T6" style:family="text">
      <style:text-properties fo:color="#ff0000" style:text-position="super 58%"/>
    </style:style>
    <style:style style:name="T7" style:family="text">
      <style:text-properties style:font-name="Wingdings"/>
    </style:style>
    <style:style style:name="T8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ffichage et Saisi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5">Pseudo-code</text:p>
          </table:table-cell>
          <table:table-cell table:style-name="Tableau1.A1" table:number-columns-spanned="2" office:value-type="string">
            <text:p text:style-name="P15">Java</text:p>
          </table:table-cell>
          <table:covered-table-cell/>
        </table:table-row>
        <table:table-row table:style-name="Tableau1.1">
          <table:table-cell table:style-name="Tableau1.A2" table:number-columns-spanned="3" office:value-type="string">
            <text:p text:style-name="P2">AFFICHAGE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1">AFFICHER</text:span>  <text:span text:style-name="T3"></text:span>Bonjour !<text:span text:style-name="T3"></text:span></text:p>
          </table:table-cell>
          <table:table-cell table:style-name="Tableau1.A1" table:number-columns-spanned="2" office:value-type="string">
            <text:p text:style-name="P1"><text:span text:style-name="T1">System.out.println(</text:span><text:span text:style-name="T3"></text:span>Bonjour !<text:span text:style-name="T3"></text:span><text:span text:style-name="T1">) ;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1"><text:span text:style-name="T1">AFFICHER <text:s/></text:span><text:span text:style-name="T3"></text:span>Bonjour !<text:span text:style-name="T3"></text:span></text:p>
          </table:table-cell>
          <table:table-cell table:style-name="Tableau1.A1" table:number-columns-spanned="2" office:value-type="string">
            <text:p text:style-name="P1"><text:span text:style-name="T1">System.out.print(</text:span><text:span text:style-name="T3"></text:span>Bonjour !<text:span text:style-name="T3"></text:span><text:span text:style-name="T1">) ;</text:span></text:p>
          </table:table-cell>
          <table:covered-table-cell/>
        </table:table-row>
        <table:table-row table:style-name="Tableau1.1">
          <table:table-cell table:style-name="Tableau1.A1" table:number-columns-spanned="3" office:value-type="string">
            <text:p text:style-name="P16">Remarques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list xml:id="list8675686724532219528" text:style-name="WWNum5">
              <text:list-item>
                <text:p text:style-name="P17">Ce que l’on désire afficher est écrit après l’instruction « AFFICHER »</text:p>
                <text:p text:style-name="P27"/>
              </text:list-item>
              <text:list-item>
                <text:p text:style-name="P18">Pour afficher du texte brute il est nécessaire de mettre le contenu entre guillemets. </text:p>
                <text:p text:style-name="P18"/>
              </text:list-item>
              <text:list-item>
                <text:p text:style-name="P18">Si vous voulez afficher le contenu d'une variable ou le résultat d'un calcul, ne mettez pas de guillemets.</text:p>
                <text:p text:style-name="P18"/>
              </text:list-item>
              <text:list-item>
                <text:p text:style-name="P17">Les retours à la ligne dans l’affichage ne sont pas gérés.</text:p>
              </text:list-item>
            </text:list>
            <text:p text:style-name="P4"/>
            <text:p text:style-name="P4"/>
            <text:p text:style-name="P4"/>
            <text:list xml:id="list32254572" text:continue-numbering="true" text:style-name="WWNum5">
              <text:list-item>
                <text:p text:style-name="P17">Le symbole de concaténation est : « , »</text:p>
              </text:list-item>
            </text:list>
            <text:p text:style-name="P3"/>
          </table:table-cell>
          <table:table-cell table:style-name="Tableau1.A1" table:number-columns-spanned="2" office:value-type="string">
            <text:list xml:id="list32259745" text:continue-numbering="true" text:style-name="WWNum5">
              <text:list-item>
                <text:p text:style-name="P18">Ce que l’on désire afficher est écrit entre les parenthèses de « System.out.println() » ou entre les parenthèses de « System.out.print() »</text:p>
              </text:list-item>
              <text:list-item>
                <text:p text:style-name="P18">Pour afficher du texte brute il est nécessaire de mettre le contenu entre guillemets. </text:p>
              </text:list-item>
              <text:list-item>
                <text:p text:style-name="P18">Si vous voulez afficher le contenu d'une variable ou le résultat d'un calcul, ne mettez pas de guillemets.</text:p>
              </text:list-item>
            </text:list>
            <text:p text:style-name="P6"/>
            <text:list xml:id="list32274567" text:continue-numbering="true" text:style-name="WWNum5">
              <text:list-item>
                <text:p text:style-name="P18">System.out.println() introduira automatiquement un retour à la ligne après ce que l’on a affiché. L’affichage suivant débutera donc sur une nouvelle ligne.</text:p>
              </text:list-item>
              <text:list-item>
                <text:p text:style-name="P18">System.out.print() n’introduira pas automatiquement un retour à la ligne après ce que l’on a affiché. Par défaut, l’affichage suivant continuera donc sur la même ligne.</text:p>
              </text:list-item>
            </text:list>
            <text:p text:style-name="P6"/>
            <text:p text:style-name="P6"/>
            <text:p text:style-name="P6"/>
            <text:list xml:id="list32272305" text:continue-numbering="true" text:style-name="WWNum5">
              <text:list-item>
                <text:p text:style-name="P19">Le symbole de concaténation est : « + » <text:line-break/>!!! c’est aussi le symbole de l’addition quand les 2 opérandes sont des nombres.</text:p>
              </text:list-item>
            </text:list>
            <text:list xml:id="list8054033463967517040" text:style-name="WWNum7">
              <text:list-item>
                <text:p text:style-name="P20"><text:span text:style-name="T4">« Chaîne 1 » + « Chaîne 2 » </text:span><text:span text:style-name="T5"></text:span><text:span text:style-name="T4"> concaténation</text:span></text:p>
              </text:list-item>
              <text:list-item>
                <text:p text:style-name="P20"><text:span text:style-name="T4">« Chaîne 1 » + 2  </text:span><text:span text:style-name="T7"></text:span><text:span text:style-name="T4"> concaténation</text:span></text:p>
              </text:list-item>
              <text:list-item>
                <text:p text:style-name="P20"><text:span text:style-name="T4">1 + « Chaîne 2 »  </text:span><text:span text:style-name="T7"></text:span><text:span text:style-name="T4"> concaténation</text:span></text:p>
              </text:list-item>
              <text:list-item>
                <text:p text:style-name="P20"><text:span text:style-name="T4">1  + 2  </text:span><text:span text:style-name="T7"></text:span><text:span text:style-name="T4"> addition</text:span></text:p>
              </text:list-item>
            </text:list>
            <text:p text:style-name="P6"/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/>
          </table:table-cell>
          <table:table-cell table:style-name="Tableau1.A1" table:number-columns-spanned="2" office:value-type="string">
            <text:p text:style-name="P6"/>
          </table:table-cell>
          <table:covered-table-cell/>
        </table:table-row>
        <table:table-row table:style-name="Tableau1.1">
          <table:table-cell table:style-name="Tableau1.A2" table:number-columns-spanned="3" office:value-type="string">
            <text:p text:style-name="P8">SAISIE</text:p>
          </table:table-cell>
          <table:covered-table-cell/>
          <table:covered-table-cell/>
        </table:table-row>
        <table:table-row table:style-name="Tableau1.1">
          <table:table-cell table:style-name="Tableau1.A9" office:value-type="string">
            <text:p text:style-name="P7"><text:span text:style-name="T1">SAISIR </text:span>monCaractere</text:p>
          </table:table-cell>
          <table:table-cell table:style-name="Tableau1.A9" table:number-columns-spanned="2" office:value-type="string">
            <text:p text:style-name="P9"><text:span text:style-name="T8">monCaractere </text:span><text:span text:style-name="T2">= new Scanner(System.in).next();</text:span></text:p>
          </table:table-cell>
          <table:covered-table-cell/>
        </table:table-row>
        <table:table-row table:style-name="Tableau1.1">
          <table:table-cell table:style-name="Tableau1.A9" office:value-type="string">
            <text:p text:style-name="P7"><text:span text:style-name="T1">SAISIR </text:span>maChaine</text:p>
          </table:table-cell>
          <table:table-cell table:style-name="Tableau1.A9" table:number-columns-spanned="2" office:value-type="string">
            <text:p text:style-name="P9"><text:span text:style-name="T8">maChaine </text:span><text:span text:style-name="T2">= new Scanner(System.in).nextLine();</text:span></text:p>
          </table:table-cell>
          <table:covered-table-cell/>
        </table:table-row>
        <table:table-row table:style-name="Tableau1.1">
          <table:table-cell table:style-name="Tableau1.A9" office:value-type="string">
            <text:p text:style-name="P7"><text:span text:style-name="T1">SAISIR </text:span>monNombreEntier</text:p>
          </table:table-cell>
          <table:table-cell table:style-name="Tableau1.A9" table:number-columns-spanned="2" office:value-type="string">
            <text:p text:style-name="P9"><text:span text:style-name="T8">monNombreEntier </text:span><text:span text:style-name="T2">= new Scanner(System.in).nextByte();<text:line-break/></text:span><text:span text:style-name="T8">monNombreEntier </text:span><text:span text:style-name="T2">= new Scanner(System.in).nextShort();</text:span></text:p>
            <text:p text:style-name="P9"><text:span text:style-name="T8">monNombreEntier </text:span><text:span text:style-name="T2">= new Scanner(System.in).nextInt();</text:span></text:p>
            <text:p text:style-name="P9"><text:span text:style-name="T8">monNombreEntier </text:span><text:span text:style-name="T2">= new Scanner(System.in).nextLong();</text:span></text:p>
          </table:table-cell>
          <table:covered-table-cell/>
        </table:table-row>
        <table:table-row table:style-name="Tableau1.1">
          <table:table-cell table:style-name="Tableau1.A9" office:value-type="string">
            <text:p text:style-name="P7"><text:span text:style-name="T1">SAISIR </text:span>monNombreAVirgule</text:p>
          </table:table-cell>
          <table:table-cell table:style-name="Tableau1.A9" table:number-columns-spanned="2" office:value-type="string">
            <text:p text:style-name="P9"><text:span text:style-name="T8">monNombreAVirgule </text:span><text:span text:style-name="T2">= new Scanner(System.in).nextFloat();<text:line-break/></text:span><text:span text:style-name="T8">monNombreAVirgule </text:span><text:span text:style-name="T2">= new Scanner(System.in).nextDouble();</text:span></text:p>
          </table:table-cell>
          <table:covered-table-cell/>
        </table:table-row>
        <table:table-row table:style-name="Tableau1.1">
          <table:table-cell table:style-name="Tableau1.A9" office:value-type="string">
            <text:p text:style-name="P7"><text:span text:style-name="T1">SAISIR </text:span>monBooleen</text:p>
          </table:table-cell>
          <table:table-cell table:style-name="Tableau1.A9" table:number-columns-spanned="2" office:value-type="string">
            <text:p text:style-name="P9"><text:span text:style-name="T8">monBooleen </text:span><text:span text:style-name="T2">= new Scanner(System.in).nextBoolean();</text:span></text:p>
          </table:table-cell>
          <table:covered-table-cell/>
        </table:table-row>
        <table:table-row table:style-name="Tableau1.1">
          <table:table-cell table:style-name="Tableau1.A9" table:number-columns-spanned="3" office:value-type="string">
            <text:p text:style-name="P26">Remarques</text:p>
          </table:table-cell>
          <table:covered-table-cell/>
          <table:covered-table-cell/>
        </table:table-row>
        <table:table-row table:style-name="Tableau1.1">
          <table:table-cell table:style-name="Tableau1.A9" office:value-type="string">
            <text:list xml:id="list1844701354580391992" text:style-name="WWNum9">
              <text:list-item>
                <text:p text:style-name="P30">Le nom de la variable dans laquelle on désire enregistrer la valeur saisie est écrite après l’instruction « SAISIR »</text:p>
              </text:list-item>
            </text:list>
            <text:p text:style-name="P10"/>
            <text:list xml:id="list32260698" text:continue-numbering="true" text:style-name="WWNum9">
              <text:list-item>
                <text:p text:style-name="P29"><text:span text:style-name="T4">On sous-entendait que </text:span><text:soft-page-break/><text:span text:style-name="T4">l’utilisateur saisissait une valeur correspondant au type de la variable</text:span></text:p>
              </text:list-item>
            </text:list>
          </table:table-cell>
          <table:table-cell table:style-name="Tableau1.A9" table:number-columns-spanned="2" office:value-type="string">
            <text:list xml:id="list32271852" text:continue-numbering="true" text:style-name="WWNum9">
              <text:list-item>
                <text:p text:style-name="P23">Le nom de la variable dans laquelle on désire enregistrer la valeur saisie est écrite avant le symbole « = »</text:p>
              </text:list-item>
            </text:list>
            <text:p text:style-name="P11"/>
            <text:p text:style-name="P11"/>
            <text:p text:style-name="P11"/>
            <text:list xml:id="list32267466" text:continue-numbering="true" text:style-name="WWNum9">
              <text:list-item>
                <text:p text:style-name="P21"><text:span text:style-name="T4">On précise ce que l’on attend de l’utilisateur après « new </text:span><text:soft-page-break/><text:span text:style-name="T4">Scanner(System.in)» et cela doit correspondre au type de la variable (qui aura été déclarée)</text:span></text:p>
              </text:list-item>
            </text:list>
            <text:list xml:id="list32270049" text:continue-list="list8054033463967517040" text:style-name="WWNum7">
              <text:list-item>
                <text:p text:style-name="P37">« .next() ; » , un caractère UNICODE</text:p>
              </text:list-item>
            </text:list>
            <text:p text:style-name="P12"/>
            <text:list xml:id="list32277041" text:continue-numbering="true" text:style-name="WWNum7">
              <text:list-item>
                <text:p text:style-name="P37">« .nextLine() ; », une chaîne de caractère</text:p>
              </text:list-item>
            </text:list>
            <text:p text:style-name="P3"/>
            <text:list xml:id="list32279155" text:continue-numbering="true" text:style-name="WWNum7">
              <text:list-item>
                <text:p text:style-name="P37">« .nextByte() ; », un nombre entier entre  -128 et 127</text:p>
              </text:list-item>
            </text:list>
            <text:p text:style-name="P3"/>
            <text:list xml:id="list32280139" text:continue-numbering="true" text:style-name="WWNum7">
              <text:list-item>
                <text:p text:style-name="P37">« .nextShort() ; », un nombre entier entre -32768 et 32767<text:line-break/></text:p>
              </text:list-item>
              <text:list-item>
                <text:p text:style-name="P36"><text:span text:style-name="T4">« .nextInt() ; », un nombre entier entre -2</text:span><text:span text:style-name="T6">31</text:span><text:span text:style-name="T4"> et +2</text:span><text:span text:style-name="T6">31<text:line-break/></text:span></text:p>
              </text:list-item>
              <text:list-item>
                <text:p text:style-name="P36"><text:span text:style-name="T4">« .nextLong() ; », un nombre entier entre -2</text:span><text:span text:style-name="T6">63</text:span><text:span text:style-name="T4"> et +2</text:span><text:span text:style-name="T6">63<text:line-break/></text:span></text:p>
              </text:list-item>
              <text:list-item>
                <text:p text:style-name="P37">« .nextFloat() ; », un nombre à virgule sur 4 octets</text:p>
              </text:list-item>
            </text:list>
            <text:p text:style-name="P13"><text:span text:style-name="T6"><text:line-break/></text:span><text:span text:style-name="T4">« .nextDouble() ; », un nombre à virgule sur 8 octets <text:line-break/>(plus précis que nextFloat)</text:span></text:p>
            <text:p text:style-name="P3"/>
          </table:table-cell>
          <table:covered-table-cell/>
        </table:table-row>
        <table:table-row table:style-name="Tableau1.1">
          <table:table-cell table:style-name="Tableau1.A16" table:number-columns-spanned="3" office:value-type="string">
            <text:list xml:id="list32271195" text:continue-list="list32267466" text:style-name="WWNum9">
              <text:list-header>
                <text:p text:style-name="P31">VARIABLES</text:p>
              </text:list-header>
            </text:list>
          </table:table-cell>
          <table:covered-table-cell/>
          <table:covered-table-cell/>
        </table:table-row>
        <table:table-row table:style-name="Tableau1.1">
          <table:table-cell table:style-name="Tableau1.A17" table:number-columns-spanned="2" office:value-type="string">
            <text:list xml:id="list32284432" text:continue-numbering="true" text:style-name="WWNum9">
              <text:list-header>
                <text:p text:style-name="P32">Var nomVariable : typeVariable</text:p>
              </text:list-header>
            </text:list>
          </table:table-cell>
          <table:covered-table-cell/>
          <table:table-cell table:style-name="Tableau1.A16" office:value-type="string">
            <text:list xml:id="list32265527" text:continue-numbering="true" text:style-name="WWNum9">
              <text:list-header>
                <text:p text:style-name="P32">TypeVariable nomVariable ;</text:p>
              </text:list-header>
            </text:list>
          </table:table-cell>
        </table:table-row>
        <table:table-row table:style-name="Tableau1.1">
          <table:table-cell table:style-name="Tableau1.A16" table:number-columns-spanned="3" office:value-type="string">
            <text:list xml:id="list32270631" text:continue-numbering="true" text:style-name="WWNum9">
              <text:list-header>
                <text:p text:style-name="P33">Remarques</text:p>
              </text:list-header>
            </text:list>
          </table:table-cell>
          <table:covered-table-cell/>
          <table:covered-table-cell/>
        </table:table-row>
        <table:table-row table:style-name="Tableau1.1">
          <table:table-cell table:style-name="Tableau1.A17" table:number-columns-spanned="2" office:value-type="string">
            <text:list xml:id="list32263072" text:continue-numbering="true" text:style-name="WWNum9">
              <text:list-item>
                <text:p text:style-name="P24">Si vous voulez initialiser une variable à la création</text:p>
              </text:list-item>
              <text:list-item>
                <text:p text:style-name="P24">Les différents types de variables : </text:p>
                <text:list>
                  <text:list-item>
                    <text:p text:style-name="P24">Numéraire -&gt; N</text:p>
                  </text:list-item>
                  <text:list-item>
                    <text:p text:style-name="P24">Texte -&gt; T</text:p>
                  </text:list-item>
                  <text:list-item>
                    <text:p text:style-name="P24">Caractère -&gt; C</text:p>
                  </text:list-item>
                  <text:list-item>
                    <text:p text:style-name="P24">Booléen -&gt; B</text:p>
                  </text:list-item>
                </text:list>
              </text:list-item>
            </text:list>
            <text:p text:style-name="P28"/>
          </table:table-cell>
          <table:covered-table-cell/>
          <table:table-cell table:style-name="Tableau1.A16" office:value-type="string">
            <text:list xml:id="list32261381" text:continue-numbering="true" text:style-name="WWNum9">
              <text:list-item>
                <text:p text:style-name="P25">TypeVariable nomVariable = Valeur ;</text:p>
              </text:list-item>
              <text:list-item>
                <text:p text:style-name="P25">Les différents types de variables :</text:p>
                <text:list>
                  <text:list-item>
                    <text:p text:style-name="P25">Entier sur 1byte -&gt; byte</text:p>
                  </text:list-item>
                  <text:list-item>
                    <text:p text:style-name="P25">Entier court -&gt; short</text:p>
                  </text:list-item>
                  <text:list-item>
                    <text:p text:style-name="P25">Entier -&gt; int </text:p>
                  </text:list-item>
                  <text:list-item>
                    <text:p text:style-name="P25">Entier long -&gt; long</text:p>
                  </text:list-item>
                  <text:list-item>
                    <text:p text:style-name="P25">Nombre décimal sur 32bits -&gt; float</text:p>
                  </text:list-item>
                  <text:list-item>
                    <text:p text:style-name="P25">Nombre décimal sur 64bits -&gt; double</text:p>
                  </text:list-item>
                  <text:list-item>
                    <text:p text:style-name="P25">Caractère -&gt; char</text:p>
                  </text:list-item>
                  <text:list-item>
                    <text:p text:style-name="P25">Chaine de caractère -&gt; string</text:p>
                  </text:list-item>
                  <text:list-item>
                    <text:p text:style-name="P25">Booléen -&gt; boolean</text:p>
                  </text:list-item>
                </text:list>
              </text:list-item>
            </text:list>
          </table:table-cell>
        </table:table-row>
        <table:table-row table:style-name="Tableau1.1">
          <table:table-cell table:style-name="Tableau1.A16" table:number-columns-spanned="3" office:value-type="string">
            <text:list xml:id="list32260955" text:continue-numbering="true" text:style-name="WWNum9">
              <text:list-header>
                <text:p text:style-name="P35">EXEMPLES</text:p>
              </text:list-header>
            </text:list>
          </table:table-cell>
          <table:covered-table-cell/>
          <table:covered-table-cell/>
        </table:table-row>
        <table:table-row table:style-name="Tableau1.1">
          <table:table-cell table:style-name="Tableau1.A17" table:number-columns-spanned="2" office:value-type="string">
            <text:list xml:id="list32268795" text:continue-numbering="true" text:style-name="WWNum9">
              <text:list-header>
                <text:p text:style-name="P34">Var entier : N</text:p>
              </text:list-header>
            </text:list>
          </table:table-cell>
          <table:covered-table-cell/>
          <table:table-cell table:style-name="Tableau1.A16" office:value-type="string">
            <text:list xml:id="list32271779" text:continue-numbering="true" text:style-name="WWNum9">
              <text:list-header>
                <text:p text:style-name="P34">Int entier ;</text:p>
              </text:list-header>
            </text:list>
          </table:table-cell>
        </table:table-row>
        <table:table-row table:style-name="Tableau1.1">
          <table:table-cell table:style-name="Tableau1.A17" table:number-columns-spanned="2" office:value-type="string">
            <text:list xml:id="list32257730" text:continue-numbering="true" text:style-name="WWNum9">
              <text:list-header>
                <text:p text:style-name="P34">Var texte : T = « Bonjour »</text:p>
              </text:list-header>
            </text:list>
          </table:table-cell>
          <table:covered-table-cell/>
          <table:table-cell table:style-name="Tableau1.A16" office:value-type="string">
            <text:list xml:id="list32272147" text:continue-numbering="true" text:style-name="WWNum9">
              <text:list-header>
                <text:p text:style-name="P34">String texte = « Bonjour » ;</text:p>
              </text:list-header>
            </text:list>
          </table:table-cell>
        </table:table-row>
        <table:table-row table:style-name="Tableau1.1">
          <table:table-cell table:style-name="Tableau1.A17" table:number-columns-spanned="2" office:value-type="string">
            <text:list xml:id="list32260927" text:continue-numbering="true" text:style-name="WWNum9">
              <text:list-header>
                <text:p text:style-name="P34">Var nombre : N</text:p>
              </text:list-header>
            </text:list>
          </table:table-cell>
          <table:covered-table-cell/>
          <table:table-cell table:style-name="Tableau1.A16" office:value-type="string">
            <text:list xml:id="list32270031" text:continue-numbering="true" text:style-name="WWNum9">
              <text:list-header>
                <text:p text:style-name="P34">Float nombre = 15,2 ;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B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B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Calibri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1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43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9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53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7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1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373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643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9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183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453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7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99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833cm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 Carion</meta:initial-creator>
    <dc:creator>Aubry Willain</dc:creator>
    <meta:editing-cycles>11</meta:editing-cycles>
    <meta:creation-date>2020-10-05T07:14:00</meta:creation-date>
    <dc:date>2020-10-05T12:04:47.11</dc:date>
    <meta:editing-duration>PT27M38S</meta:editing-duration>
    <meta:generator>OpenOffice/4.1.7$Win32 OpenOffice.org_project/417m1$Build-9800</meta:generator>
    <meta:document-statistic meta:table-count="1" meta:image-count="0" meta:object-count="0" meta:page-count="2" meta:paragraph-count="78" meta:word-count="636" meta:character-count="35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